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erJXPathBinding.hasNonNullElements( List 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eaterJXPathBinding.getDeleteRow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peaterJXPathBinding.getInsertRow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peaterJXPathBinding.getRow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peaterJXPathBinding.getRow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peaterJXPathBinding.getIdentity( Repeater . RepeaterRow ro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peaterJXPathBinding.getRepeater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peaterJXPathBinding.isIdentityInUpdatedRows( Set identitySet , List identi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eaterJXPathBinding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peaterJXPathBinding.enableLogging( Logger log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peaterJXPathBinding.RepeaterJXPathBinding( JXPathBindingBuilderBase . CommonAttributes commonAtts , String repeaterId , String repeaterPath , String rowPath , String rowPathForInsert , JXPathBindingBase [ ] childBindings , JXPathBindingBase insertBinding , JXPathBindingBase [ ] deleteBindings , JXPathBindingBase [ ] identityBindin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epeaterJXPathBinding.getInsertRow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peaterJXPathBinding.getIdentity( JXPathContext rowContex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epeater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eaterJXPathBinding.getIdentity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peaterJXPathBinding.doLoad( Widget frmModel , JXPathContext jxp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epeaterJXPathBinding.doSave( Widget frmModel , JXPathContext jxpc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1">
            <text:p text:style-name="Table_20_Contents">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